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858" officeooo:paragraph-rsid="0011b858"/>
    </style:style>
    <style:style style:name="P2" style:family="paragraph" style:parent-style-name="Standard">
      <style:paragraph-properties fo:text-align="center" style:justify-single-word="false"/>
      <style:text-properties officeooo:rsid="0011b858" officeooo:paragraph-rsid="0011b858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0-03-08T11:49:56.743562654" text:fixed="true">03/08/20</text:date></text:p>
      <text:p text:style-name="Standard"/>
      <text:p text:style-name="P2">What Happened</text:p>
      <text:p text:style-name="P2">by Kyle Eggleston</text:p>
      <text:p text:style-name="P1"/>
      <text:p text:style-name="P1"><text:tab/>Doesn’t make sense most days. What exactly happened? I don’t get it. I don’t understand any of it. Am I supposed to understand all of it? A piece of it? Portions? I’m feeling emotions and I don’t understand why I’m feeling these different emotions. I’d rather not speculate at all, but well what am I supposed to do about it all? I don’t get it. I wish I understood everything that was happening lately. I don’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4" meta:word-count="82" meta:character-count="451" meta:non-whitespace-character-count="372"/>
  </office:meta>
</office:document-meta>
</file>